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5in" table:align="left"/>
    </style:style>
    <style:style style:name="Table4.A" style:family="table-column">
      <style:table-column-properties style:column-width="6.5in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0.8125in"/>
    </style:style>
    <style:style style:name="Table2.E" style:family="table-column">
      <style:table-column-properties style:column-width="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fc9d87" style:font-size-asian="9pt" style:font-size-complex="9pt"/>
    </style:style>
    <style:style style:name="P5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7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/>
      <style:text-properties style:font-name="Source Sans Pro" fo:font-size="9pt" officeooo:paragraph-rsid="00ffebfd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0010cb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rsid="00b854e8" officeooo:paragraph-rsid="00ffebfd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rsid="00b854e8" officeooo:paragraph-rsid="010267e9" style:font-size-asian="9pt" style:font-weight-asian="normal" style:font-size-complex="9pt" style:font-weight-complex="normal"/>
    </style:style>
    <style:style style:name="P12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Source Sans Pro" fo:font-size="11pt" fo:font-weight="bold" officeooo:rsid="00ffebfd" officeooo:paragraph-rsid="00fc9d87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11pt" officeooo:rsid="01050e15" officeooo:paragraph-rsid="01050e15" style:font-size-asian="11pt" style:font-size-complex="11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11pt" officeooo:paragraph-rsid="00fc9d87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11pt" officeooo:rsid="00e8200f" officeooo:paragraph-rsid="00fc9d87" style:font-size-asian="11pt" style:font-size-complex="11pt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style:font-name="Source Sans Pro" fo:font-size="11pt" officeooo:rsid="00e8200f" officeooo:paragraph-rsid="00fc9d87" style:font-size-asian="11pt" style:font-size-complex="11pt"/>
    </style:style>
    <style:style style:name="P18" style:family="paragraph" style:parent-style-name="Table_20_Heading">
      <style:text-properties style:font-name="Source Sans Pro" fo:font-size="9pt" officeooo:rsid="00ffebfd" officeooo:paragraph-rsid="00ffebfd" style:font-size-asian="9pt" style:font-size-complex="9pt"/>
    </style:style>
    <style:style style:name="P19" style:family="paragraph" style:parent-style-name="Table_20_Heading">
      <style:paragraph-properties fo:text-align="center" style:justify-single-word="false"/>
      <style:text-properties style:font-name="Source Sans Pro" fo:font-size="9pt" officeooo:rsid="00ffebfd" officeooo:paragraph-rsid="00ffebfd" style:font-size-asian="9pt" style:font-size-complex="9pt"/>
    </style:style>
    <style:style style:name="P20" style:family="paragraph" style:parent-style-name="Table_20_Heading">
      <style:text-properties style:font-name="Source Sans Pro" fo:font-size="9pt" officeooo:rsid="00fc9d87" officeooo:paragraph-rsid="00fc9d87" style:font-size-asian="9pt" style:font-size-complex="9pt"/>
    </style:style>
    <style:style style:name="T1" style:family="text">
      <style:text-properties officeooo:rsid="00b854e8"/>
    </style:style>
    <style:style style:name="T2" style:family="text">
      <style:text-properties officeooo:rsid="001bb431"/>
    </style:style>
    <style:style style:name="T3" style:family="text">
      <style:text-properties fo:font-size="9.30000019073486pt" fo:font-weight="bold" officeooo:rsid="00ffebfd" style:font-size-asian="9.30000019073486pt" style:font-weight-asian="bold" style:font-size-complex="9.30000019073486pt" style:font-weight-complex="bold"/>
    </style:style>
    <style:style style:name="T4" style:family="text">
      <style:text-properties fo:font-weight="bold" officeooo:rsid="00ffebf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inventory in objects"&gt;</text:placeholder></text:p>
      <text:p text:style-name="P13">INVENTARIO GENERAL DE MERCADERIA <text:s/>- <text:placeholder text:placeholder-type="text">&lt;inventory.company.party.name&gt;</text:placeholder></text:p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4">Bodega: </text:span><text:span text:style-name="T2"><text:placeholder text:placeholder-type="text">&lt;inventory.location.name&gt;</text:placeholder></text:span></text:p>
            <text:p text:style-name="P15"><text:span text:style-name="T4">Fecha: </text:span><text:placeholder text:placeholder-type="text">&lt;formatLang(inventory.date, inventory.company.party.lang)&gt;</text:placeholder> </text:p>
            <text:p text:style-name="P16"><text:placeholder text:placeholder-type="text">&lt;if test="inventory.product_category"&gt;</text:placeholder></text:p>
            <text:p text:style-name="P17"><text:span text:style-name="T4">Categoría: </text:span><text:placeholder text:placeholder-type="text">&lt;inventory.product_category.name&gt;</text:placeholder></text:p>
            <text:p text:style-name="P16"><text:placeholder text:placeholder-type="text">&lt;/if&gt;</text:placeholder></text:p>
          </table:table-cell>
        </table:table-row>
      </table:table>
      <text:p text:style-name="P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>CÓDIGO</text:p>
          </table:table-cell>
          <table:table-cell table:style-name="Table2.A1" office:value-type="string">
            <text:p text:style-name="P18">PRODUCTO</text:p>
          </table:table-cell>
          <table:table-cell table:style-name="Table2.A1" office:value-type="string">
            <text:p text:style-name="P20">CANTIDAD</text:p>
          </table:table-cell>
          <table:table-cell table:style-name="Table2.A1" office:value-type="string">
            <text:p text:style-name="P19">PRECIO PROMEDIO</text:p>
          </table:table-cell>
          <table:table-cell table:style-name="Table2.A1" office:value-type="string">
            <text:p text:style-name="P19">PRECIO DE VENTA</text:p>
          </table:table-cell>
        </table:table-row>
        <table:table-row table:style-name="Table2.2">
          <table:table-cell table:style-name="Table2.A2" office:value-type="string">
            <text:p text:style-name="P8"><text:placeholder text:placeholder-type="text">&lt;for each="line in inventory.lines"&gt;</text:placeholder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8"><text:placeholder text:placeholder-type="text">&lt;line.product.code&gt;</text:placeholder></text:p>
          </table:table-cell>
          <table:table-cell table:style-name="Table2.A2" office:value-type="string">
            <text:p text:style-name="P7"><text:placeholder text:placeholder-type="text">&lt;line.product.template.name&gt;</text:placeholder></text:p>
          </table:table-cell>
          <table:table-cell table:style-name="Table2.A2" office:value-type="string">
            <text:p text:style-name="P9"><text:placeholder text:placeholder-type="text">&lt;line.quantity&gt;</text:placeholder> - <text:span text:style-name="T1"><text:placeholder text:placeholder-type="text">&lt;line.uom.name&gt;</text:placeholder></text:span><text:span text:style-name="T1">/es</text:span></text:p>
          </table:table-cell>
          <table:table-cell table:style-name="Table2.A2" office:value-type="string">
            <text:p text:style-name="P10"><text:placeholder text:placeholder-type="text">&lt;formatLang(line.product.cost_price, inventory.company.party.lang, currency=inventory.company.currency)&gt;</text:placeholder></text:p>
          </table:table-cell>
          <table:table-cell table:style-name="Table2.A2" office:value-type="string">
            <text:p text:style-name="P11"><text:placeholder text:placeholder-type="text">&lt;formatLang(line.product.list_price, inventory.company.party.lang, currency=inventory.company.currency)&gt;</text:placeholder></text:p>
          </table:table-cell>
        </table:table-row>
        <table:table-row table:style-name="Table2.2">
          <table:table-cell table:style-name="Table2.A2" office:value-type="string">
            <text:p text:style-name="P8"><text:placeholder text:placeholder-type="text">&lt;/for&gt;</text:placeholder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</table:table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902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23M44S</meta:editing-duration>
    <meta:editing-cycles>94</meta:editing-cycles>
    <meta:generator>LibreOffice/5.0.2.2$Linux_X86_64 LibreOffice_project/37b43f919e4de5eeaca9b9755ed688758a8251fe</meta:generator>
    <dc:date>2016-10-14T17:50:55.962454867</dc:date>
    <meta:document-statistic meta:table-count="2" meta:image-count="0" meta:object-count="0" meta:page-count="1" meta:paragraph-count="22" meta:word-count="53" meta:character-count="751" meta:non-whitespace-character-count="700"/>
  </office:meta>
</office:document-meta>
</file>